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margin-top="0in" fo:margin-bottom="0in" fo:line-height="100%"/>
      <style:text-properties fo:font-weight="bold" style:font-weight-asian="bold" fo:color="#008576" fo:font-size="12pt" style:font-size-asian="12pt" style:font-size-complex="13pt"/>
    </style:style>
    <style:style style:name="P19" style:parent-style-name="Základnítext" style:family="paragraph">
      <style:paragraph-properties fo:margin-top="0in"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8/2021<text:bookmark-end text:name="Text14"/></text:p>
            <text:p text:style-name="Normální">KVOP-40797/2021<text:bookmark-end text:name="Text2"/></text:p>
            <text:p text:style-name="Normální"><text:bookmark-start text:name="Text6"/>23. 09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bookmark-end text:name="Text7"/>Vážená paní</text:p>
            <text:p text:style-name="Normální"><text:bookmark-start text:name="Text9"/>N<text:bookmark-end text:name="Text9"/>. M.</text:p>
            <text:p text:style-name="Normální"/>
            <text:p text:style-name="Normální"/>
            <text:p text:style-name="Normální"/>
            <text:p text:style-name="P17">e-mail:</text:p>
            <text:p text:style-name="Normální"/>
            <text:p text:style-name="Normální"/>
          </table:table-cell>
        </table:table-row>
      </table:table>
      <text:h text:style-name="Nadpis1" text:outline-level="1">Sdělení o<text:s/>poskytnutí informace podle zákona č. 106/1999 Sb., o svobodném přístupu k informacím, ve znění pozdějších předpisů</text:h>
      <text:p text:style-name="Základnítext"/>
      <text:p text:style-name="Základnítext">Vážená paní M.,</text:p>
      <text:p text:style-name="Základnítext">dne 20. 9. 2021 byla do Kanceláře veřejného ochránce práv doručena Vaše žádost podle zákona o svobodném přístupu k informacím, kterou<text:s/><text:span text:style-name="Silné">žádáte následující informace</text:span>: dokumenty ze spisu zn. 1561/2018/VOP/DP, který není zveřejněn v databázi ESO.</text:p>
      <text:p text:style-name="Základnítext">K Vaší žádosti (a to na základě Vašeho upřesnění žádosti při telefonickém hovoru s pověřeným právníkem kanceláře)<text:s/><text:span text:style-name="Silné">poskytuji, po nezb</text:span><text:span text:style-name="Silné">ytném anonymizování osobních údajů, následující informace</text:span>:</text:p>
      <text:p text:style-name="Základnítext">- zprávu o šetření sp. zn. 1561/2018/VOP/DP ze dne 11. června 2018.</text:p>
      <text:p text:style-name="Základnítext"/>
      <text:p text:style-name="Základnítext"/>
      <text:p text:style-name="podpis"/>
      <text:p text:style-name="podpis">JUDr. Pavel Pořízek, Ph.D. v. r.</text:p>
      <text:p text:style-name="podpis">vedoucí Kanceláře veřejného ochránce práv</text:p>
      <text:p text:style-name="podpis">(podepsáno elektronicky)</text:p>
      <text:p text:style-name="Základnítext"/>
      <text:p text:style-name="Základnítext"/>
      <text:p text:style-name="Základnítext"/>
      <text:p text:style-name="Základnítext"/>
      <text:p text:style-name="P18">Příloha</text:p>
      <text:p text:style-name="P19">Zpráva o<text:s/>šetření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PSSV*</text:span></text:p>
        <text:p text:style-name="P12"><text:span text:style-name="T13">KVOPX00BPSSV</text:span>KVOPX00BPSSV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10-25T06:05:00Z</meta:creation-date>
    <dc:date>2021-10-25T06:06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1" meta:word-count="129" meta:character-count="892" meta:row-count="6" meta:non-whitespace-character-count="764"/>
  </office:meta>
</office:document-meta>
</file>